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ble</text:p>
      <text:p text:style-name="Standard">about</text:p>
      <text:p text:style-name="Standard">account</text:p>
      <text:p text:style-name="Standard">acid</text:p>
      <text:p text:style-name="Standard">across</text:p>
      <text:p text:style-name="Standard">act</text:p>
      <text:p text:style-name="Standard">addition</text:p>
      <text:p text:style-name="Standard">adjustment</text:p>
      <text:p text:style-name="Standard">advertisement</text:p>
      <text:p text:style-name="Standard">after</text:p>
      <text:p text:style-name="Standard">again</text:p>
      <text:p text:style-name="Standard">against</text:p>
      <text:p text:style-name="Standard">agreement</text:p>
      <text:p text:style-name="Standard">air</text:p>
      <text:p text:style-name="Standard">all</text:p>
      <text:p text:style-name="Standard">almost</text:p>
      <text:p text:style-name="Standard">among</text:p>
      <text:p text:style-name="Standard">amount</text:p>
      <text:p text:style-name="Standard">amusement</text:p>
      <text:p text:style-name="Standard">and</text:p>
      <text:p text:style-name="Standard">angle</text:p>
      <text:p text:style-name="Standard">angry</text:p>
      <text:p text:style-name="Standard">animal</text:p>
      <text:p text:style-name="Standard">answer</text:p>
      <text:p text:style-name="Standard">ant</text:p>
      <text:p text:style-name="Standard">any</text:p>
      <text:p text:style-name="Standard">apparatus</text:p>
      <text:p text:style-name="Standard">apple</text:p>
      <text:p text:style-name="Standard">approval</text:p>
      <text:p text:style-name="Standard">arch</text:p>
      <text:p text:style-name="Standard">argument</text:p>
      <text:p text:style-name="Standard">arm</text:p>
      <text:p text:style-name="Standard">army</text:p>
      <text:p text:style-name="Standard">art</text:p>
      <text:p text:style-name="Standard">as</text:p>
      <text:p text:style-name="Standard">at</text:p>
      <text:p text:style-name="Standard">attack</text:p>
      <text:p text:style-name="Standard">attempt</text:p>
      <text:p text:style-name="Standard">attention</text:p>
      <text:p text:style-name="Standard">attraction</text:p>
      <text:p text:style-name="Standard">authority</text:p>
      <text:p text:style-name="Standard">automatic</text:p>
      <text:p text:style-name="Standard">awake</text:p>
      <text:p text:style-name="Standard">baby</text:p>
      <text:p text:style-name="Standard">back</text:p>
      <text:p text:style-name="Standard">bad</text:p>
      <text:p text:style-name="Standard">bag</text:p>
      <text:p text:style-name="Standard">balance</text:p>
      <text:p text:style-name="Standard">ball</text:p>
      <text:p text:style-name="Standard"><text:soft-page-break/>band</text:p>
      <text:p text:style-name="Standard">base</text:p>
      <text:p text:style-name="Standard">basin</text:p>
      <text:p text:style-name="Standard">basket</text:p>
      <text:p text:style-name="Standard">bath</text:p>
      <text:p text:style-name="Standard">be</text:p>
      <text:p text:style-name="Standard">beautiful</text:p>
      <text:p text:style-name="Standard">because</text:p>
      <text:p text:style-name="Standard">bed</text:p>
      <text:p text:style-name="Standard">bee</text:p>
      <text:p text:style-name="Standard">before</text:p>
      <text:p text:style-name="Standard">behaviour</text:p>
      <text:p text:style-name="Standard">belief</text:p>
      <text:p text:style-name="Standard">bell</text:p>
      <text:p text:style-name="Standard">bent</text:p>
      <text:p text:style-name="Standard">berry</text:p>
      <text:p text:style-name="Standard">between</text:p>
      <text:p text:style-name="Standard">bird</text:p>
      <text:p text:style-name="Standard">birth</text:p>
      <text:p text:style-name="Standard">bit</text:p>
      <text:p text:style-name="Standard">bite</text:p>
      <text:p text:style-name="Standard">bitter</text:p>
      <text:p text:style-name="Standard">black</text:p>
      <text:p text:style-name="Standard">blade</text:p>
      <text:p text:style-name="Standard">blood</text:p>
      <text:p text:style-name="Standard">blow</text:p>
      <text:p text:style-name="Standard">blue</text:p>
      <text:p text:style-name="Standard">board</text:p>
      <text:p text:style-name="Standard">boat</text:p>
      <text:p text:style-name="Standard">body</text:p>
      <text:p text:style-name="Standard">boiling</text:p>
      <text:p text:style-name="Standard">bone</text:p>
      <text:p text:style-name="Standard">book</text:p>
      <text:p text:style-name="Standard">boot</text:p>
      <text:p text:style-name="Standard">bottle</text:p>
      <text:p text:style-name="Standard">box</text:p>
      <text:p text:style-name="Standard">boy</text:p>
      <text:p text:style-name="Standard">brain</text:p>
      <text:p text:style-name="Standard">brake</text:p>
      <text:p text:style-name="Standard">branch</text:p>
      <text:p text:style-name="Standard">brass</text:p>
      <text:p text:style-name="Standard">bread</text:p>
      <text:p text:style-name="Standard">breath</text:p>
      <text:p text:style-name="Standard">brick</text:p>
      <text:p text:style-name="Standard">bridge</text:p>
      <text:p text:style-name="Standard">bright</text:p>
      <text:p text:style-name="Standard">broken</text:p>
      <text:p text:style-name="Standard">brother</text:p>
      <text:p text:style-name="Standard">brown</text:p>
      <text:p text:style-name="Standard"><text:soft-page-break/>brush</text:p>
      <text:p text:style-name="Standard">bucket</text:p>
      <text:p text:style-name="Standard">building</text:p>
      <text:p text:style-name="Standard">bulb</text:p>
      <text:p text:style-name="Standard">burn</text:p>
      <text:p text:style-name="Standard">burst</text:p>
      <text:p text:style-name="Standard">business</text:p>
      <text:p text:style-name="Standard">but</text:p>
      <text:p text:style-name="Standard">butter</text:p>
      <text:p text:style-name="Standard">button</text:p>
      <text:p text:style-name="Standard">by</text:p>
      <text:p text:style-name="Standard">cake</text:p>
      <text:p text:style-name="Standard">camera</text:p>
      <text:p text:style-name="Standard">canvas</text:p>
      <text:p text:style-name="Standard">card</text:p>
      <text:p text:style-name="Standard">care</text:p>
      <text:p text:style-name="Standard">carriage</text:p>
      <text:p text:style-name="Standard">cart</text:p>
      <text:p text:style-name="Standard">cat</text:p>
      <text:p text:style-name="Standard">cause</text:p>
      <text:p text:style-name="Standard">certain</text:p>
      <text:p text:style-name="Standard">chain</text:p>
      <text:p text:style-name="Standard">chalk</text:p>
      <text:p text:style-name="Standard">chance</text:p>
      <text:p text:style-name="Standard">change</text:p>
      <text:p text:style-name="Standard">cheap</text:p>
      <text:p text:style-name="Standard">cheese</text:p>
      <text:p text:style-name="Standard">chemical</text:p>
      <text:p text:style-name="Standard">chest</text:p>
      <text:p text:style-name="Standard">chief</text:p>
      <text:p text:style-name="Standard">chin</text:p>
      <text:p text:style-name="Standard">church</text:p>
      <text:p text:style-name="Standard">circle</text:p>
      <text:p text:style-name="Standard">clean</text:p>
      <text:p text:style-name="Standard">clear</text:p>
      <text:p text:style-name="Standard">clock</text:p>
      <text:p text:style-name="Standard">cloth</text:p>
      <text:p text:style-name="Standard">cloud</text:p>
      <text:p text:style-name="Standard">coal</text:p>
      <text:p text:style-name="Standard">coat</text:p>
      <text:p text:style-name="Standard">cold</text:p>
      <text:p text:style-name="Standard">collar</text:p>
      <text:p text:style-name="Standard">colour</text:p>
      <text:p text:style-name="Standard">comb</text:p>
      <text:p text:style-name="Standard">come</text:p>
      <text:p text:style-name="Standard">comfort</text:p>
      <text:p text:style-name="Standard">committee</text:p>
      <text:p text:style-name="Standard">common</text:p>
      <text:p text:style-name="Standard">company</text:p>
      <text:p text:style-name="Standard"><text:soft-page-break/>comparison</text:p>
      <text:p text:style-name="Standard">competition</text:p>
      <text:p text:style-name="Standard">complete</text:p>
      <text:p text:style-name="Standard">complex</text:p>
      <text:p text:style-name="Standard">condition</text:p>
      <text:p text:style-name="Standard">connection</text:p>
      <text:p text:style-name="Standard">conscious</text:p>
      <text:p text:style-name="Standard">control</text:p>
      <text:p text:style-name="Standard">cook</text:p>
      <text:p text:style-name="Standard">copper</text:p>
      <text:p text:style-name="Standard">copy</text:p>
      <text:p text:style-name="Standard">cord</text:p>
      <text:p text:style-name="Standard">cork</text:p>
      <text:p text:style-name="Standard">cotton</text:p>
      <text:p text:style-name="Standard">cough</text:p>
      <text:p text:style-name="Standard">country</text:p>
      <text:p text:style-name="Standard">cover</text:p>
      <text:p text:style-name="Standard">cow</text:p>
      <text:p text:style-name="Standard">crack</text:p>
      <text:p text:style-name="Standard">credit</text:p>
      <text:p text:style-name="Standard">crime</text:p>
      <text:p text:style-name="Standard">cruel</text:p>
      <text:p text:style-name="Standard">crush</text:p>
      <text:p text:style-name="Standard">cry</text:p>
      <text:p text:style-name="Standard">cup</text:p>
      <text:p text:style-name="Standard">cup</text:p>
      <text:p text:style-name="Standard">current</text:p>
      <text:p text:style-name="Standard">curtain</text:p>
      <text:p text:style-name="Standard">curve</text:p>
      <text:p text:style-name="Standard">cushion</text:p>
      <text:p text:style-name="Standard">damage</text:p>
      <text:p text:style-name="Standard">danger</text:p>
      <text:p text:style-name="Standard">dark</text:p>
      <text:p text:style-name="Standard">daughter</text:p>
      <text:p text:style-name="Standard">day</text:p>
      <text:p text:style-name="Standard">dead</text:p>
      <text:p text:style-name="Standard">dear</text:p>
      <text:p text:style-name="Standard">death</text:p>
      <text:p text:style-name="Standard">debt</text:p>
      <text:p text:style-name="Standard">decision</text:p>
      <text:p text:style-name="Standard">deep</text:p>
      <text:p text:style-name="Standard">degree</text:p>
      <text:p text:style-name="Standard">delicate</text:p>
      <text:p text:style-name="Standard">dependent</text:p>
      <text:p text:style-name="Standard">design</text:p>
      <text:p text:style-name="Standard">desire</text:p>
      <text:p text:style-name="Standard">destruction</text:p>
      <text:p text:style-name="Standard">detail</text:p>
      <text:p text:style-name="Standard">development</text:p>
      <text:p text:style-name="Standard"><text:soft-page-break/>different</text:p>
      <text:p text:style-name="Standard">digestion</text:p>
      <text:p text:style-name="Standard">direction</text:p>
      <text:p text:style-name="Standard">dirty</text:p>
      <text:p text:style-name="Standard">discovery</text:p>
      <text:p text:style-name="Standard">discussion</text:p>
      <text:p text:style-name="Standard">disease</text:p>
      <text:p text:style-name="Standard">disgust</text:p>
      <text:p text:style-name="Standard">distance</text:p>
      <text:p text:style-name="Standard">distribution</text:p>
      <text:p text:style-name="Standard">division</text:p>
      <text:p text:style-name="Standard">do</text:p>
      <text:p text:style-name="Standard">dog</text:p>
      <text:p text:style-name="Standard">door</text:p>
      <text:p text:style-name="Standard">doubt</text:p>
      <text:p text:style-name="Standard">down</text:p>
      <text:p text:style-name="Standard">drain</text:p>
      <text:p text:style-name="Standard">drawer</text:p>
      <text:p text:style-name="Standard">dress</text:p>
      <text:p text:style-name="Standard">drink</text:p>
      <text:p text:style-name="Standard">driving</text:p>
      <text:p text:style-name="Standard">drop</text:p>
      <text:p text:style-name="Standard">dry</text:p>
      <text:p text:style-name="Standard">dust</text:p>
      <text:p text:style-name="Standard">ear</text:p>
      <text:p text:style-name="Standard">early</text:p>
      <text:p text:style-name="Standard">earth</text:p>
      <text:p text:style-name="Standard">east</text:p>
      <text:p text:style-name="Standard">edge</text:p>
      <text:p text:style-name="Standard">education</text:p>
      <text:p text:style-name="Standard">effect</text:p>
      <text:p text:style-name="Standard">egg</text:p>
      <text:p text:style-name="Standard">elastic</text:p>
      <text:p text:style-name="Standard">electric</text:p>
      <text:p text:style-name="Standard">end</text:p>
      <text:p text:style-name="Standard">engine</text:p>
      <text:p text:style-name="Standard">enough</text:p>
      <text:p text:style-name="Standard">equal</text:p>
      <text:p text:style-name="Standard">error</text:p>
      <text:p text:style-name="Standard">even</text:p>
      <text:p text:style-name="Standard">event</text:p>
      <text:p text:style-name="Standard">ever</text:p>
      <text:p text:style-name="Standard">every</text:p>
      <text:p text:style-name="Standard">example</text:p>
      <text:p text:style-name="Standard">exchange</text:p>
      <text:p text:style-name="Standard">existence</text:p>
      <text:p text:style-name="Standard">expansion</text:p>
      <text:p text:style-name="Standard">experience</text:p>
      <text:p text:style-name="Standard">expert</text:p>
      <text:p text:style-name="Standard"><text:soft-page-break/>eye</text:p>
      <text:p text:style-name="Standard">face</text:p>
      <text:p text:style-name="Standard">fact</text:p>
      <text:p text:style-name="Standard">fall</text:p>
      <text:p text:style-name="Standard">false</text:p>
      <text:p text:style-name="Standard">family</text:p>
      <text:p text:style-name="Standard">far</text:p>
      <text:p text:style-name="Standard">farm</text:p>
      <text:p text:style-name="Standard">fat</text:p>
      <text:p text:style-name="Standard">father</text:p>
      <text:p text:style-name="Standard">fear</text:p>
      <text:p text:style-name="Standard">feather</text:p>
      <text:p text:style-name="Standard">feeble</text:p>
      <text:p text:style-name="Standard">feeling</text:p>
      <text:p text:style-name="Standard">female</text:p>
      <text:p text:style-name="Standard">fertile</text:p>
      <text:p text:style-name="Standard">fiction</text:p>
      <text:p text:style-name="Standard">field</text:p>
      <text:p text:style-name="Standard">fight</text:p>
      <text:p text:style-name="Standard">finger</text:p>
      <text:p text:style-name="Standard">fire</text:p>
      <text:p text:style-name="Standard">first</text:p>
      <text:p text:style-name="Standard">fish</text:p>
      <text:p text:style-name="Standard">fixed</text:p>
      <text:p text:style-name="Standard">flag</text:p>
      <text:p text:style-name="Standard">flame</text:p>
      <text:p text:style-name="Standard">flat</text:p>
      <text:p text:style-name="Standard">flight</text:p>
      <text:p text:style-name="Standard">floor</text:p>
      <text:p text:style-name="Standard">flower</text:p>
      <text:p text:style-name="Standard">fly</text:p>
      <text:p text:style-name="Standard">fold</text:p>
      <text:p text:style-name="Standard">food</text:p>
      <text:p text:style-name="Standard">foolish</text:p>
      <text:p text:style-name="Standard">foot</text:p>
      <text:p text:style-name="Standard">for</text:p>
      <text:p text:style-name="Standard">force</text:p>
      <text:p text:style-name="Standard">fork</text:p>
      <text:p text:style-name="Standard">form</text:p>
      <text:p text:style-name="Standard">forward</text:p>
      <text:p text:style-name="Standard">fowl</text:p>
      <text:p text:style-name="Standard">frame</text:p>
      <text:p text:style-name="Standard">free</text:p>
      <text:p text:style-name="Standard">frequent</text:p>
      <text:p text:style-name="Standard">friend</text:p>
      <text:p text:style-name="Standard">from</text:p>
      <text:p text:style-name="Standard">front</text:p>
      <text:p text:style-name="Standard">fruit</text:p>
      <text:p text:style-name="Standard">full</text:p>
      <text:p text:style-name="Standard"><text:soft-page-break/>future</text:p>
      <text:p text:style-name="Standard">garden</text:p>
      <text:p text:style-name="Standard">general</text:p>
      <text:p text:style-name="Standard">get</text:p>
      <text:p text:style-name="Standard">girl</text:p>
      <text:p text:style-name="Standard">give</text:p>
      <text:p text:style-name="Standard">glass</text:p>
      <text:p text:style-name="Standard">glove</text:p>
      <text:p text:style-name="Standard">go</text:p>
      <text:p text:style-name="Standard">goat</text:p>
      <text:p text:style-name="Standard">gold</text:p>
      <text:p text:style-name="Standard">good</text:p>
      <text:p text:style-name="Standard">government</text:p>
      <text:p text:style-name="Standard">grain</text:p>
      <text:p text:style-name="Standard">grass</text:p>
      <text:p text:style-name="Standard">great</text:p>
      <text:p text:style-name="Standard">green</text:p>
      <text:p text:style-name="Standard">grey</text:p>
      <text:p text:style-name="Standard">grip</text:p>
      <text:p text:style-name="Standard">group</text:p>
      <text:p text:style-name="Standard">growth</text:p>
      <text:p text:style-name="Standard">guide</text:p>
      <text:p text:style-name="Standard">gun</text:p>
      <text:p text:style-name="Standard">hair</text:p>
      <text:p text:style-name="Standard">hammer</text:p>
      <text:p text:style-name="Standard">hand</text:p>
      <text:p text:style-name="Standard">hanging</text:p>
      <text:p text:style-name="Standard">happy</text:p>
      <text:p text:style-name="Standard">harbour</text:p>
      <text:p text:style-name="Standard">hard</text:p>
      <text:p text:style-name="Standard">harmony</text:p>
      <text:p text:style-name="Standard">hat</text:p>
      <text:p text:style-name="Standard">hate</text:p>
      <text:p text:style-name="Standard">have</text:p>
      <text:p text:style-name="Standard">he</text:p>
      <text:p text:style-name="Standard">head</text:p>
      <text:p text:style-name="Standard">healthy</text:p>
      <text:p text:style-name="Standard">hear</text:p>
      <text:p text:style-name="Standard">hearing</text:p>
      <text:p text:style-name="Standard">heart</text:p>
      <text:p text:style-name="Standard">heat</text:p>
      <text:p text:style-name="Standard">help</text:p>
      <text:p text:style-name="Standard">high</text:p>
      <text:p text:style-name="Standard">history</text:p>
      <text:p text:style-name="Standard">hole</text:p>
      <text:p text:style-name="Standard">hollow</text:p>
      <text:p text:style-name="Standard">hook</text:p>
      <text:p text:style-name="Standard">hope</text:p>
      <text:p text:style-name="Standard">horn</text:p>
      <text:p text:style-name="Standard"><text:soft-page-break/>horse</text:p>
      <text:p text:style-name="Standard">hospital</text:p>
      <text:p text:style-name="Standard">hour</text:p>
      <text:p text:style-name="Standard">house</text:p>
      <text:p text:style-name="Standard">how</text:p>
      <text:p text:style-name="Standard">humour</text:p>
      <text:p text:style-name="Standard">I</text:p>
      <text:p text:style-name="Standard">ice</text:p>
      <text:p text:style-name="Standard">idea</text:p>
      <text:p text:style-name="Standard">if</text:p>
      <text:p text:style-name="Standard">ill</text:p>
      <text:p text:style-name="Standard">important</text:p>
      <text:p text:style-name="Standard">impulse</text:p>
      <text:p text:style-name="Standard">in</text:p>
      <text:p text:style-name="Standard">increase</text:p>
      <text:p text:style-name="Standard">industry</text:p>
      <text:p text:style-name="Standard">ink</text:p>
      <text:p text:style-name="Standard">insect</text:p>
      <text:p text:style-name="Standard">instrument</text:p>
      <text:p text:style-name="Standard">insurance</text:p>
      <text:p text:style-name="Standard">interest</text:p>
      <text:p text:style-name="Standard">invention</text:p>
      <text:p text:style-name="Standard">iron</text:p>
      <text:p text:style-name="Standard">island</text:p>
      <text:p text:style-name="Standard">jelly</text:p>
      <text:p text:style-name="Standard">jewel</text:p>
      <text:p text:style-name="Standard">join</text:p>
      <text:p text:style-name="Standard">journey</text:p>
      <text:p text:style-name="Standard">judge</text:p>
      <text:p text:style-name="Standard">jump</text:p>
      <text:p text:style-name="Standard">keep</text:p>
      <text:p text:style-name="Standard">kettle</text:p>
      <text:p text:style-name="Standard">key</text:p>
      <text:p text:style-name="Standard">kick</text:p>
      <text:p text:style-name="Standard">kind</text:p>
      <text:p text:style-name="Standard">kiss</text:p>
      <text:p text:style-name="Standard">knee</text:p>
      <text:p text:style-name="Standard">knife</text:p>
      <text:p text:style-name="Standard">knot</text:p>
      <text:p text:style-name="Standard">knowledge</text:p>
      <text:p text:style-name="Standard">land</text:p>
      <text:p text:style-name="Standard">language</text:p>
      <text:p text:style-name="Standard">last</text:p>
      <text:p text:style-name="Standard">late</text:p>
      <text:p text:style-name="Standard">laugh</text:p>
      <text:p text:style-name="Standard">law</text:p>
      <text:p text:style-name="Standard">lead</text:p>
      <text:p text:style-name="Standard">leaf</text:p>
      <text:p text:style-name="Standard">learning</text:p>
      <text:p text:style-name="Standard"><text:soft-page-break/>leather</text:p>
      <text:p text:style-name="Standard">left</text:p>
      <text:p text:style-name="Standard">leg</text:p>
      <text:p text:style-name="Standard">let</text:p>
      <text:p text:style-name="Standard">letter</text:p>
      <text:p text:style-name="Standard">level</text:p>
      <text:p text:style-name="Standard">library</text:p>
      <text:p text:style-name="Standard">lift</text:p>
      <text:p text:style-name="Standard">light</text:p>
      <text:p text:style-name="Standard">like</text:p>
      <text:p text:style-name="Standard">limit</text:p>
      <text:p text:style-name="Standard">line</text:p>
      <text:p text:style-name="Standard">linen</text:p>
      <text:p text:style-name="Standard">lip</text:p>
      <text:p text:style-name="Standard">liquid</text:p>
      <text:p text:style-name="Standard">list</text:p>
      <text:p text:style-name="Standard">little</text:p>
      <text:p text:style-name="Standard">living</text:p>
      <text:p text:style-name="Standard">lock</text:p>
      <text:p text:style-name="Standard">long</text:p>
      <text:p text:style-name="Standard">look</text:p>
      <text:p text:style-name="Standard">loose</text:p>
      <text:p text:style-name="Standard">loss</text:p>
      <text:p text:style-name="Standard">loud</text:p>
      <text:p text:style-name="Standard">love</text:p>
      <text:p text:style-name="Standard">low</text:p>
      <text:p text:style-name="Standard">machine</text:p>
      <text:p text:style-name="Standard">make</text:p>
      <text:p text:style-name="Standard">male</text:p>
      <text:p text:style-name="Standard">man</text:p>
      <text:p text:style-name="Standard">manager</text:p>
      <text:p text:style-name="Standard">map</text:p>
      <text:p text:style-name="Standard">mark</text:p>
      <text:p text:style-name="Standard">market</text:p>
      <text:p text:style-name="Standard">married</text:p>
      <text:p text:style-name="Standard">mass</text:p>
      <text:p text:style-name="Standard">match</text:p>
      <text:p text:style-name="Standard">material</text:p>
      <text:p text:style-name="Standard">may</text:p>
      <text:p text:style-name="Standard">meal</text:p>
      <text:p text:style-name="Standard">measure</text:p>
      <text:p text:style-name="Standard">meat</text:p>
      <text:p text:style-name="Standard">medical</text:p>
      <text:p text:style-name="Standard">meeting</text:p>
      <text:p text:style-name="Standard">memory</text:p>
      <text:p text:style-name="Standard">metal</text:p>
      <text:p text:style-name="Standard">middle</text:p>
      <text:p text:style-name="Standard">military</text:p>
      <text:p text:style-name="Standard">milk</text:p>
      <text:p text:style-name="Standard"><text:soft-page-break/>mind</text:p>
      <text:p text:style-name="Standard">mine</text:p>
      <text:p text:style-name="Standard">minute</text:p>
      <text:p text:style-name="Standard">mist</text:p>
      <text:p text:style-name="Standard">mixed</text:p>
      <text:p text:style-name="Standard">money</text:p>
      <text:p text:style-name="Standard">monkey</text:p>
      <text:p text:style-name="Standard">month</text:p>
      <text:p text:style-name="Standard">moon</text:p>
      <text:p text:style-name="Standard">morning</text:p>
      <text:p text:style-name="Standard">mother</text:p>
      <text:p text:style-name="Standard">motion</text:p>
      <text:p text:style-name="Standard">mountain</text:p>
      <text:p text:style-name="Standard">mouth</text:p>
      <text:p text:style-name="Standard">move</text:p>
      <text:p text:style-name="Standard">much</text:p>
      <text:p text:style-name="Standard">muscle</text:p>
      <text:p text:style-name="Standard">music</text:p>
      <text:p text:style-name="Standard">nail</text:p>
      <text:p text:style-name="Standard">name</text:p>
      <text:p text:style-name="Standard">narrow</text:p>
      <text:p text:style-name="Standard">nation</text:p>
      <text:p text:style-name="Standard">natural</text:p>
      <text:p text:style-name="Standard">near</text:p>
      <text:p text:style-name="Standard">necessary</text:p>
      <text:p text:style-name="Standard">neck</text:p>
      <text:p text:style-name="Standard">need</text:p>
      <text:p text:style-name="Standard">needle</text:p>
      <text:p text:style-name="Standard">nerve</text:p>
      <text:p text:style-name="Standard">net</text:p>
      <text:p text:style-name="Standard">new</text:p>
      <text:p text:style-name="Standard">news</text:p>
      <text:p text:style-name="Standard">night</text:p>
      <text:p text:style-name="Standard">no</text:p>
      <text:p text:style-name="Standard">noise</text:p>
      <text:p text:style-name="Standard">normal</text:p>
      <text:p text:style-name="Standard">north</text:p>
      <text:p text:style-name="Standard">nose</text:p>
      <text:p text:style-name="Standard">not</text:p>
      <text:p text:style-name="Standard">note</text:p>
      <text:p text:style-name="Standard">now</text:p>
      <text:p text:style-name="Standard">number</text:p>
      <text:p text:style-name="Standard">nut</text:p>
      <text:p text:style-name="Standard">observation</text:p>
      <text:p text:style-name="Standard">of</text:p>
      <text:p text:style-name="Standard">off</text:p>
      <text:p text:style-name="Standard">offer</text:p>
      <text:p text:style-name="Standard">office</text:p>
      <text:p text:style-name="Standard">oil</text:p>
      <text:p text:style-name="Standard"><text:soft-page-break/>old</text:p>
      <text:p text:style-name="Standard">on</text:p>
      <text:p text:style-name="Standard">only</text:p>
      <text:p text:style-name="Standard">open</text:p>
      <text:p text:style-name="Standard">operation</text:p>
      <text:p text:style-name="Standard">opinion</text:p>
      <text:p text:style-name="Standard">opposite</text:p>
      <text:p text:style-name="Standard">or</text:p>
      <text:p text:style-name="Standard">orange</text:p>
      <text:p text:style-name="Standard">order</text:p>
      <text:p text:style-name="Standard">organization</text:p>
      <text:p text:style-name="Standard">ornament</text:p>
      <text:p text:style-name="Standard">other</text:p>
      <text:p text:style-name="Standard">out</text:p>
      <text:p text:style-name="Standard">oven</text:p>
      <text:p text:style-name="Standard">over</text:p>
      <text:p text:style-name="Standard">owner</text:p>
      <text:p text:style-name="Standard">page</text:p>
      <text:p text:style-name="Standard">pain</text:p>
      <text:p text:style-name="Standard">paint</text:p>
      <text:p text:style-name="Standard">paper</text:p>
      <text:p text:style-name="Standard">parallel</text:p>
      <text:p text:style-name="Standard">parcel</text:p>
      <text:p text:style-name="Standard">part</text:p>
      <text:p text:style-name="Standard">past</text:p>
      <text:p text:style-name="Standard">paste</text:p>
      <text:p text:style-name="Standard">payment</text:p>
      <text:p text:style-name="Standard">peace</text:p>
      <text:p text:style-name="Standard">pen</text:p>
      <text:p text:style-name="Standard">pencil</text:p>
      <text:p text:style-name="Standard">person</text:p>
      <text:p text:style-name="Standard">physical</text:p>
      <text:p text:style-name="Standard">picture</text:p>
      <text:p text:style-name="Standard">pig</text:p>
      <text:p text:style-name="Standard">pin</text:p>
      <text:p text:style-name="Standard">pipe</text:p>
      <text:p text:style-name="Standard">place</text:p>
      <text:p text:style-name="Standard">plane</text:p>
      <text:p text:style-name="Standard">plant</text:p>
      <text:p text:style-name="Standard">plate</text:p>
      <text:p text:style-name="Standard">play</text:p>
      <text:p text:style-name="Standard">please</text:p>
      <text:p text:style-name="Standard">pleasure</text:p>
      <text:p text:style-name="Standard">plough</text:p>
      <text:p text:style-name="Standard">pocket</text:p>
      <text:p text:style-name="Standard">point</text:p>
      <text:p text:style-name="Standard">poison</text:p>
      <text:p text:style-name="Standard">polish</text:p>
      <text:p text:style-name="Standard">political</text:p>
      <text:p text:style-name="Standard"><text:soft-page-break/>poor</text:p>
      <text:p text:style-name="Standard">porter</text:p>
      <text:p text:style-name="Standard">position</text:p>
      <text:p text:style-name="Standard">possible</text:p>
      <text:p text:style-name="Standard">pot</text:p>
      <text:p text:style-name="Standard">potato</text:p>
      <text:p text:style-name="Standard">powder</text:p>
      <text:p text:style-name="Standard">power</text:p>
      <text:p text:style-name="Standard">present</text:p>
      <text:p text:style-name="Standard">price</text:p>
      <text:p text:style-name="Standard">print</text:p>
      <text:p text:style-name="Standard">prison</text:p>
      <text:p text:style-name="Standard">private</text:p>
      <text:p text:style-name="Standard">probable</text:p>
      <text:p text:style-name="Standard">process</text:p>
      <text:p text:style-name="Standard">produce</text:p>
      <text:p text:style-name="Standard">profit</text:p>
      <text:p text:style-name="Standard">property</text:p>
      <text:p text:style-name="Standard">prose</text:p>
      <text:p text:style-name="Standard">protest</text:p>
      <text:p text:style-name="Standard">public</text:p>
      <text:p text:style-name="Standard">pull</text:p>
      <text:p text:style-name="Standard">pump</text:p>
      <text:p text:style-name="Standard">punishment</text:p>
      <text:p text:style-name="Standard">purpose</text:p>
      <text:p text:style-name="Standard">push</text:p>
      <text:p text:style-name="Standard">put</text:p>
      <text:p text:style-name="Standard">quality</text:p>
      <text:p text:style-name="Standard">question</text:p>
      <text:p text:style-name="Standard">quick</text:p>
      <text:p text:style-name="Standard">quiet</text:p>
      <text:p text:style-name="Standard">quite</text:p>
      <text:p text:style-name="Standard">rail</text:p>
      <text:p text:style-name="Standard">rain</text:p>
      <text:p text:style-name="Standard">range</text:p>
      <text:p text:style-name="Standard">rat</text:p>
      <text:p text:style-name="Standard">rate</text:p>
      <text:p text:style-name="Standard">ray</text:p>
      <text:p text:style-name="Standard">reaction</text:p>
      <text:p text:style-name="Standard">reading</text:p>
      <text:p text:style-name="Standard">ready</text:p>
      <text:p text:style-name="Standard">reason</text:p>
      <text:p text:style-name="Standard">receipt</text:p>
      <text:p text:style-name="Standard">record</text:p>
      <text:p text:style-name="Standard">red</text:p>
      <text:p text:style-name="Standard">regret</text:p>
      <text:p text:style-name="Standard">regular</text:p>
      <text:p text:style-name="Standard">relation</text:p>
      <text:p text:style-name="Standard">religion</text:p>
      <text:p text:style-name="Standard"><text:soft-page-break/>representative</text:p>
      <text:p text:style-name="Standard">request</text:p>
      <text:p text:style-name="Standard">respect</text:p>
      <text:p text:style-name="Standard">responsible</text:p>
      <text:p text:style-name="Standard">rest</text:p>
      <text:p text:style-name="Standard">reward</text:p>
      <text:p text:style-name="Standard">rhythm</text:p>
      <text:p text:style-name="Standard">rice</text:p>
      <text:p text:style-name="Standard">right</text:p>
      <text:p text:style-name="Standard">ring</text:p>
      <text:p text:style-name="Standard">river</text:p>
      <text:p text:style-name="Standard">road</text:p>
      <text:p text:style-name="Standard">rod</text:p>
      <text:p text:style-name="Standard">roll</text:p>
      <text:p text:style-name="Standard">roof</text:p>
      <text:p text:style-name="Standard">room</text:p>
      <text:p text:style-name="Standard">root</text:p>
      <text:p text:style-name="Standard">rough</text:p>
      <text:p text:style-name="Standard">round</text:p>
      <text:p text:style-name="Standard">rub</text:p>
      <text:p text:style-name="Standard">rule</text:p>
      <text:p text:style-name="Standard">run</text:p>
      <text:p text:style-name="Standard">sad</text:p>
      <text:p text:style-name="Standard">safe</text:p>
      <text:p text:style-name="Standard">sail</text:p>
      <text:p text:style-name="Standard">salt</text:p>
      <text:p text:style-name="Standard">same</text:p>
      <text:p text:style-name="Standard">sand</text:p>
      <text:p text:style-name="Standard">say</text:p>
      <text:p text:style-name="Standard">scale</text:p>
      <text:p text:style-name="Standard">school</text:p>
      <text:p text:style-name="Standard">science</text:p>
      <text:p text:style-name="Standard">scissors</text:p>
      <text:p text:style-name="Standard">screw</text:p>
      <text:p text:style-name="Standard">sea</text:p>
      <text:p text:style-name="Standard">seat</text:p>
      <text:p text:style-name="Standard">second</text:p>
      <text:p text:style-name="Standard">secret</text:p>
      <text:p text:style-name="Standard">secretary</text:p>
      <text:p text:style-name="Standard">see</text:p>
      <text:p text:style-name="Standard">seed</text:p>
      <text:p text:style-name="Standard">seem</text:p>
      <text:p text:style-name="Standard">selection</text:p>
      <text:p text:style-name="Standard">self</text:p>
      <text:p text:style-name="Standard">send</text:p>
      <text:p text:style-name="Standard">sense</text:p>
      <text:p text:style-name="Standard">separate</text:p>
      <text:p text:style-name="Standard">serious</text:p>
      <text:p text:style-name="Standard">servant</text:p>
      <text:p text:style-name="Standard"><text:soft-page-break/>sex</text:p>
      <text:p text:style-name="Standard">shade</text:p>
      <text:p text:style-name="Standard">shake</text:p>
      <text:p text:style-name="Standard">shame</text:p>
      <text:p text:style-name="Standard">sharp</text:p>
      <text:p text:style-name="Standard">sheep</text:p>
      <text:p text:style-name="Standard">shelf</text:p>
      <text:p text:style-name="Standard">ship</text:p>
      <text:p text:style-name="Standard">shirt</text:p>
      <text:p text:style-name="Standard">shock</text:p>
      <text:p text:style-name="Standard">shoe</text:p>
      <text:p text:style-name="Standard">short</text:p>
      <text:p text:style-name="Standard">shut</text:p>
      <text:p text:style-name="Standard">side</text:p>
      <text:p text:style-name="Standard">sign</text:p>
      <text:p text:style-name="Standard">silk</text:p>
      <text:p text:style-name="Standard">silver</text:p>
      <text:p text:style-name="Standard">simple</text:p>
      <text:p text:style-name="Standard">sister</text:p>
      <text:p text:style-name="Standard">size</text:p>
      <text:p text:style-name="Standard">skin</text:p>
      <text:p text:style-name="Standard"/>
      <text:p text:style-name="Standard">skirt</text:p>
      <text:p text:style-name="Standard">sky</text:p>
      <text:p text:style-name="Standard">sleep</text:p>
      <text:p text:style-name="Standard">slip</text:p>
      <text:p text:style-name="Standard">slope</text:p>
      <text:p text:style-name="Standard">slow</text:p>
      <text:p text:style-name="Standard">small</text:p>
      <text:p text:style-name="Standard">smash</text:p>
      <text:p text:style-name="Standard">smell</text:p>
      <text:p text:style-name="Standard">smile</text:p>
      <text:p text:style-name="Standard">smoke</text:p>
      <text:p text:style-name="Standard">smooth</text:p>
      <text:p text:style-name="Standard">snake</text:p>
      <text:p text:style-name="Standard">sneeze</text:p>
      <text:p text:style-name="Standard">snow</text:p>
      <text:p text:style-name="Standard">so</text:p>
      <text:p text:style-name="Standard">soap</text:p>
      <text:p text:style-name="Standard">society</text:p>
      <text:p text:style-name="Standard">sock</text:p>
      <text:p text:style-name="Standard">soft</text:p>
      <text:p text:style-name="Standard">solid</text:p>
      <text:p text:style-name="Standard">some</text:p>
      <text:p text:style-name="Standard"/>
      <text:p text:style-name="Standard">son</text:p>
      <text:p text:style-name="Standard">song</text:p>
      <text:p text:style-name="Standard">sort</text:p>
      <text:p text:style-name="Standard">sound</text:p>
      <text:p text:style-name="Standard"><text:soft-page-break/>soup</text:p>
      <text:p text:style-name="Standard">south</text:p>
      <text:p text:style-name="Standard">space</text:p>
      <text:p text:style-name="Standard">spade</text:p>
      <text:p text:style-name="Standard">special</text:p>
      <text:p text:style-name="Standard">sponge</text:p>
      <text:p text:style-name="Standard">spoon</text:p>
      <text:p text:style-name="Standard">spring</text:p>
      <text:p text:style-name="Standard">square</text:p>
      <text:p text:style-name="Standard">stage</text:p>
      <text:p text:style-name="Standard">stamp</text:p>
      <text:p text:style-name="Standard">star</text:p>
      <text:p text:style-name="Standard">start</text:p>
      <text:p text:style-name="Standard">statement</text:p>
      <text:p text:style-name="Standard">station</text:p>
      <text:p text:style-name="Standard">steam</text:p>
      <text:p text:style-name="Standard">steel</text:p>
      <text:p text:style-name="Standard">stem</text:p>
      <text:p text:style-name="Standard">step</text:p>
      <text:p text:style-name="Standard">stick</text:p>
      <text:p text:style-name="Standard">sticky</text:p>
      <text:p text:style-name="Standard">stiff</text:p>
      <text:p text:style-name="Standard">still</text:p>
      <text:p text:style-name="Standard">stitch</text:p>
      <text:p text:style-name="Standard">stocking</text:p>
      <text:p text:style-name="Standard">stomach</text:p>
      <text:p text:style-name="Standard">stone</text:p>
      <text:p text:style-name="Standard">stop</text:p>
      <text:p text:style-name="Standard">store</text:p>
      <text:p text:style-name="Standard">story</text:p>
      <text:p text:style-name="Standard">straight</text:p>
      <text:p text:style-name="Standard">strange</text:p>
      <text:p text:style-name="Standard">street</text:p>
      <text:p text:style-name="Standard">stretch</text:p>
      <text:p text:style-name="Standard">strong</text:p>
      <text:p text:style-name="Standard">structure</text:p>
      <text:p text:style-name="Standard">substance</text:p>
      <text:p text:style-name="Standard">such</text:p>
      <text:p text:style-name="Standard">sudden</text:p>
      <text:p text:style-name="Standard">sugar</text:p>
      <text:p text:style-name="Standard">suggestion</text:p>
      <text:p text:style-name="Standard">summer</text:p>
      <text:p text:style-name="Standard">sun</text:p>
      <text:p text:style-name="Standard">support</text:p>
      <text:p text:style-name="Standard">surprise</text:p>
      <text:p text:style-name="Standard">sweet</text:p>
      <text:p text:style-name="Standard">swim</text:p>
      <text:p text:style-name="Standard">system</text:p>
      <text:p text:style-name="Standard">table</text:p>
      <text:p text:style-name="Standard"><text:soft-page-break/>tail</text:p>
      <text:p text:style-name="Standard">take</text:p>
      <text:p text:style-name="Standard">talk</text:p>
      <text:p text:style-name="Standard">tall</text:p>
      <text:p text:style-name="Standard">taste</text:p>
      <text:p text:style-name="Standard">tax</text:p>
      <text:p text:style-name="Standard">teaching</text:p>
      <text:p text:style-name="Standard">tendency</text:p>
      <text:p text:style-name="Standard">test</text:p>
      <text:p text:style-name="Standard">than</text:p>
      <text:p text:style-name="Standard">that</text:p>
      <text:p text:style-name="Standard">the</text:p>
      <text:p text:style-name="Standard">then</text:p>
      <text:p text:style-name="Standard">theory</text:p>
      <text:p text:style-name="Standard">there</text:p>
      <text:p text:style-name="Standard">thick</text:p>
      <text:p text:style-name="Standard">thin</text:p>
      <text:p text:style-name="Standard">thing</text:p>
      <text:p text:style-name="Standard">this</text:p>
      <text:p text:style-name="Standard">thought</text:p>
      <text:p text:style-name="Standard">thread</text:p>
      <text:p text:style-name="Standard">throat</text:p>
      <text:p text:style-name="Standard">through</text:p>
      <text:p text:style-name="Standard">through</text:p>
      <text:p text:style-name="Standard">thumb</text:p>
      <text:p text:style-name="Standard">thunder</text:p>
      <text:p text:style-name="Standard">ticket</text:p>
      <text:p text:style-name="Standard">tight</text:p>
      <text:p text:style-name="Standard">till</text:p>
      <text:p text:style-name="Standard">time</text:p>
      <text:p text:style-name="Standard">tin</text:p>
      <text:p text:style-name="Standard">tired</text:p>
      <text:p text:style-name="Standard">to</text:p>
      <text:p text:style-name="Standard">toe</text:p>
      <text:p text:style-name="Standard">together</text:p>
      <text:p text:style-name="Standard">tomorrow</text:p>
      <text:p text:style-name="Standard">tongue</text:p>
      <text:p text:style-name="Standard">tooth</text:p>
      <text:p text:style-name="Standard">top</text:p>
      <text:p text:style-name="Standard">touch</text:p>
      <text:p text:style-name="Standard">town</text:p>
      <text:p text:style-name="Standard">trade</text:p>
      <text:p text:style-name="Standard">train</text:p>
      <text:p text:style-name="Standard">transport</text:p>
      <text:p text:style-name="Standard">tray</text:p>
      <text:p text:style-name="Standard">tree</text:p>
      <text:p text:style-name="Standard">trick</text:p>
      <text:p text:style-name="Standard">trouble</text:p>
      <text:p text:style-name="Standard">trousers</text:p>
      <text:p text:style-name="Standard"><text:soft-page-break/>true</text:p>
      <text:p text:style-name="Standard">turn</text:p>
      <text:p text:style-name="Standard">twist</text:p>
      <text:p text:style-name="Standard">umbrella</text:p>
      <text:p text:style-name="Standard">under</text:p>
      <text:p text:style-name="Standard">unit</text:p>
      <text:p text:style-name="Standard">up</text:p>
      <text:p text:style-name="Standard">use</text:p>
      <text:p text:style-name="Standard">value</text:p>
      <text:p text:style-name="Standard">verse</text:p>
      <text:p text:style-name="Standard">very</text:p>
      <text:p text:style-name="Standard">vessel</text:p>
      <text:p text:style-name="Standard">view</text:p>
      <text:p text:style-name="Standard">violent</text:p>
      <text:p text:style-name="Standard">voice</text:p>
      <text:p text:style-name="Standard">waiting</text:p>
      <text:p text:style-name="Standard">walk</text:p>
      <text:p text:style-name="Standard">wall</text:p>
      <text:p text:style-name="Standard">war</text:p>
      <text:p text:style-name="Standard">warm</text:p>
      <text:p text:style-name="Standard">wash</text:p>
      <text:p text:style-name="Standard">waste</text:p>
      <text:p text:style-name="Standard">watch</text:p>
      <text:p text:style-name="Standard">water</text:p>
      <text:p text:style-name="Standard">wave</text:p>
      <text:p text:style-name="Standard">wax</text:p>
      <text:p text:style-name="Standard">way</text:p>
      <text:p text:style-name="Standard">weather</text:p>
      <text:p text:style-name="Standard">week</text:p>
      <text:p text:style-name="Standard">weight</text:p>
      <text:p text:style-name="Standard">well</text:p>
      <text:p text:style-name="Standard">west</text:p>
      <text:p text:style-name="Standard">wet</text:p>
      <text:p text:style-name="Standard">wheel</text:p>
      <text:p text:style-name="Standard">when</text:p>
      <text:p text:style-name="Standard">where</text:p>
      <text:p text:style-name="Standard">while</text:p>
      <text:p text:style-name="Standard">whip</text:p>
      <text:p text:style-name="Standard">whistle</text:p>
      <text:p text:style-name="Standard">white</text:p>
      <text:p text:style-name="Standard">who</text:p>
      <text:p text:style-name="Standard">why</text:p>
      <text:p text:style-name="Standard">wide</text:p>
      <text:p text:style-name="Standard">will</text:p>
      <text:p text:style-name="Standard">wind</text:p>
      <text:p text:style-name="Standard">window</text:p>
      <text:p text:style-name="Standard">wine</text:p>
      <text:p text:style-name="Standard">wing</text:p>
      <text:p text:style-name="Standard">winter</text:p>
      <text:p text:style-name="Standard"><text:soft-page-break/>wire</text:p>
      <text:p text:style-name="Standard">wise</text:p>
      <text:p text:style-name="Standard">with</text:p>
      <text:p text:style-name="Standard">woman</text:p>
      <text:p text:style-name="Standard">wood</text:p>
      <text:p text:style-name="Standard">wool</text:p>
      <text:p text:style-name="Standard">word</text:p>
      <text:p text:style-name="Standard">work</text:p>
      <text:p text:style-name="Standard">worm</text:p>
      <text:p text:style-name="Standard">wound</text:p>
      <text:p text:style-name="Standard">writing</text:p>
      <text:p text:style-name="Standard">wrong</text:p>
      <text:p text:style-name="Standard">year</text:p>
      <text:p text:style-name="Standard">yellow</text:p>
      <text:p text:style-name="Standard">yes</text:p>
      <text:p text:style-name="Standard">yesterday</text:p>
      <text:p text:style-name="Standard">you</text:p>
      <text:p text:style-name="Standard">young</text:p>
      <text:p text:style-name="Standard"/>
      <text:p text:style-name="Standard">Andro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15:17:40.913848547</meta:creation-date>
    <dc:date>2024-01-10T15:18:48.695978960</dc:date>
    <meta:editing-duration>PT1M8S</meta:editing-duration>
    <meta:editing-cycles>1</meta:editing-cycles>
    <meta:document-statistic meta:table-count="0" meta:image-count="0" meta:object-count="0" meta:page-count="18" meta:paragraph-count="850" meta:word-count="850" meta:character-count="4459" meta:non-whitespace-character-count="4459"/>
    <meta:generator>LibreOffice/6.4.7.2$Linux_X86_64 LibreOffice_project/40$Build-2</meta:generator>
  </office:meta>
</office:document-meta>
</file>